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style style:name="P1" style:parent-style-name="Normal" style:master-page-name="MP0" style:family="paragraph">
      <style:paragraph-properties fo:break-before="page"/>
    </style:style>
    <style:style style:name="T2" style:parent-style-name="Élevé" style:family="text">
      <style:text-properties style:font-name="Segoe UI" style:font-name-complex="Segoe UI" fo:font-weight="normal" style:font-weight-asian="normal" style:font-weight-complex="normal" fo:color="#393939" fo:background-color="#FFFFFF"/>
    </style:style>
    <style:style style:name="T3" style:parent-style-name="Élevé" style:family="text">
      <style:text-properties style:font-name="Segoe UI" style:font-name-complex="Segoe UI" fo:font-weight="normal" style:font-weight-asian="normal" style:font-weight-complex="normal" fo:color="#393939" fo:background-color="#FFFFFF"/>
    </style:style>
    <style:style style:name="T4" style:parent-style-name="Élevé" style:family="text">
      <style:text-properties style:font-name="Segoe UI" style:font-name-complex="Segoe UI" fo:font-weight="normal" style:font-weight-asian="normal" style:font-weight-complex="normal" fo:color="#393939" fo:background-color="#FFFFFF"/>
    </style:style>
    <style:style style:name="T5" style:parent-style-name="Élevé" style:family="text">
      <style:text-properties style:font-name="Segoe UI" style:font-name-complex="Segoe UI" fo:font-weight="normal" style:font-weight-asian="normal" style:font-weight-complex="normal" fo:color="#393939" fo:background-color="#FFFFFF"/>
    </style:style>
    <style:style style:name="T6" style:parent-style-name="Élevé" style:family="text">
      <style:text-properties style:font-name="Segoe UI" style:font-name-complex="Segoe UI" fo:font-weight="normal" style:font-weight-asian="normal" style:font-weight-complex="normal" fo:color="#393939" fo:background-color="#FFFFFF"/>
    </style:style>
    <style:style style:name="T7" style:parent-style-name="Élevé" style:family="text">
      <style:text-properties style:font-name="Segoe UI" style:font-name-complex="Segoe UI" fo:font-weight="normal" style:font-weight-asian="normal" style:font-weight-complex="normal" fo:color="#393939" fo:background-color="#FFFFFF"/>
    </style:style>
    <style:style style:name="T8" style:parent-style-name="Policepardéfaut" style:family="text">
      <style:text-properties style:font-name="Segoe UI" style:font-name-complex="Segoe UI" fo:color="#393939" fo:background-color="#FFFFFF"/>
    </style:style>
    <style:style style:name="T9" style:parent-style-name="Lienhypertexte" style:family="text">
      <style:text-properties style:font-name="Segoe UI" style:font-name-complex="Segoe UI" fo:background-color="#FFFFFF"/>
    </style:style>
    <style:style style:name="T10" style:parent-style-name="Policepardéfaut" style:family="text">
      <style:text-properties style:font-name="Segoe UI" style:font-name-complex="Segoe UI" fo:color="#393939" fo:background-color="#FFFFFF"/>
    </style:style>
    <style:style style:name="T11" style:parent-style-name="Lienhypertexte" style:family="text">
      <style:text-properties style:font-name="Segoe UI" style:font-name-complex="Segoe UI" fo:background-color="#FFFFFF"/>
    </style:style>
    <style:style style:name="T12" style:parent-style-name="Policepardéfaut" style:family="text">
      <style:text-properties style:font-name="Segoe UI" style:font-name-complex="Segoe UI" fo:color="#393939" fo:background-color="#FFFFFF" fo:language="en" fo:country="GB"/>
    </style:style>
    <style:style style:name="T13" style:parent-style-name="Lienhypertexte" style:family="text">
      <style:text-properties style:font-name="Segoe UI" style:font-name-complex="Segoe UI" fo:background-color="#FFFFFF" fo:language="en" fo:country="GB"/>
    </style:style>
    <style:style style:name="P14" style:parent-style-name="Normal" style:family="paragraph">
      <style:text-properties style:font-name="Segoe UI" style:font-name-complex="Segoe UI" fo:color="#393939" fo:background-color="#FFFFFF" fo:language="en" fo:country="GB"/>
    </style:style>
    <style:style style:name="P15" style:parent-style-name="Normal" style:family="paragraph">
      <style:text-properties style:font-name="Segoe UI" style:font-name-complex="Segoe UI" fo:color="#393939" fo:background-color="#FFFFFF"/>
    </style:style>
    <style:style style:name="P16" style:parent-style-name="Normal" style:family="paragraph">
      <style:text-properties style:font-name="Segoe UI" style:font-name-complex="Segoe UI" fo:color="#393939" fo:background-color="#FFFFFF"/>
    </style:style>
    <style:style style:name="P17" style:parent-style-name="Normal" style:family="paragraph">
      <style:text-properties style:font-name="Segoe UI" style:font-name-complex="Segoe UI" fo:color="#393939" fo:background-color="#FFFFFF"/>
    </style:style>
    <style:style style:name="T18" style:parent-style-name="Policepardéfaut" style:family="text">
      <style:text-properties style:font-name="Segoe UI" style:font-name-complex="Segoe UI" fo:color="#393939" fo:background-color="#FFFFFF"/>
    </style:style>
  </office:automatic-styles>
  <office:body>
    <office:text text:use-soft-page-breaks="true">
      <text:p text:style-name="P1">Cavanié Kiliann</text:p>
      <text:p text:style-name="Normal">Rapport Semaine 1</text:p>
      <text:p text:style-name="Normal">Recherche d’un moyen de communication avec la voiture :</text:p>
      <text:p text:style-name="Normal">-lien achat :<text:s/>https://fr.aliexpress.com/item/1005004751227369.html?spm=a2g0o.productlist.main.1.43343098tUCiuq&amp;algo_pvid=52ffcda7-68c0-4405-bf53-d016482d46dc&amp;aem_p4p_detail=202212150256274194195248586770002910824&amp;algo_exp_id=52ffcda7-68c0-4405-bf53-d016482d46dc-0&amp;pdp_ext_f=%7B%22sku_id%22%3A%2212000030338714932%22%7D&amp;pdp_npi=2%40dis%21EUR%214.02%213.22%21%21%21%21%21%402100b18f16711017873368934d0714%2112000030338714932%21sea&amp;curPageLogUid=573XU6hlEpCI&amp;ad_pvid=202212150256274194195248586770002910824_1&amp;ad_pvid=202212150256274194195248586770002910824_1</text:p>
      <text:p text:style-name="Normal">Bluetooth :<text:s/>je pensais la<text:s/>portée trop faible<text:s/>mais le module HC12 est plus performant</text:p>
      <text:p text:style-name="Normal">Communication RF :<text:s/>complexe car fonctionne sur la fréquence 433 déjà surutilisée</text:p>
      <text:p text:style-name="Normal"><text:span text:style-name="T2">Caméra :<text:s/></text:span></text:p>
      <text:p text:style-name="Normal"><text:span text:style-name="T3">Choix d’une goPro, qui sera fixée sur la voiture et connectée en wifi avec un téléphone. Elle peut se brancher sur le module de batteries de la voiture ou si c’est trop compliqué, elle s’enlève et se recharge.</text:span></text:p>
      <text:p text:style-name="Normal"><text:span text:style-name="T4"><text:s/></text:span><text:span text:style-name="T5">L’idée est de connecter une manette de console à l’arduino<text:s/></text:span><text:span text:style-name="T6">(grâce au module qui suit)</text:span><text:span text:style-name="T7">, de récupérer les infos des boutons, puis de transmettre ces infos au module de la voiture (exemples : gâchette -&gt;accélérer, bouton a -&gt; mode rally)</text:span></text:p>
      <text:p text:style-name="Normal"><text:span text:style-name="T8">Explication module manette ps2 :</text:span><text:a xlink:href="https://create.arduino.cc/projecthub/electropeak/how-to-interface-ps2-wireless-controller-w-arduino-a0a813" office:target-frame-name="_top" xlink:show="replace"><text:span text:style-name="T9">https://create.arduino.cc/projecthub/electropeak/how-to-interface-ps2-wireless-controller-w-arduino-a0a813</text:span></text:a></text:p>
      <text:p text:style-name="Normal"><text:span text:style-name="T10">mannette+module :<text:s/></text:span><text:a xlink:href="https://www.fnac.com/mp33022153/Manette-sans-fil-pour-Sony-Playstation-2-PS2-PSTwo-2-4-Gz-Stra%C3%9Fe-Game/w-4?oref=602d3dd0-1a13-8d7a-6a23-4c3bed83ec91&amp;Origin=CMP_GOOGLE_MP_CONSL&amp;esl-k=sem-google%7Cnu%7Cc610102114491%7Cm%7Ck1840490908472%7Cp%7Ct%7Cdc%7Ca138470202883%7Cg17736183766&amp;gclsrc=ds" office:target-frame-name="_top" xlink:show="replace"><text:span text:style-name="T11">https://www.fnac.com/mp33022153/Manette-sans-fil-pour-Sony-Playstation-2-PS2-PSTwo-2-4-Gz-Stra%C3%9Fe-Game/w-4?oref=602d3dd0-1a13-8d7a-6a23-4c3bed83ec91&amp;Origin=CMP_GOOGLE_MP_CONSL&amp;esl-k=sem-google%7Cnu%7Cc610102114491%7Cm%7Ck1840490908472%7Cp%7Ct%7Cdc%7Ca138470202883%7Cg17736183766&amp;gclsrc=ds</text:span></text:a></text:p>
      <text:p text:style-name="Normal"><text:span text:style-name="T12">module HC12 :<text:s/></text:span><text:a xlink:href="https://fr.aliexpress.com/item/1005004751227369.html?spm=a2g0o.productlist.main.1.43343098tUCiuq&amp;algo_pvid=52ffcda7-68c0-4405-bf53-d016482d46dc&amp;aem_p4p_detail=202212150256274194195248586770002910824&amp;algo_exp_id=52ffcda7-68c0-4405-bf53-d016482d46dc-0&amp;pdp_ext_f=%7B%22sku_id%22%3A%2212000030338714932%22%7D&amp;pdp_npi=2%40dis%21EUR%214.02%213.22%21%21%21%21%21%402100b18f16711017873368934d0714%2112000030338714932%21sea&amp;curPageLogUid=573XU6hlEpCI&amp;ad_pvid=202212150256274194195248586770002910824_1&amp;ad_pvid=202212150256274194195248586770002910824_1" office:target-frame-name="_top" xlink:show="replace"><text:span text:style-name="T13">https://fr.aliexpress.com/item/1005004751227369.html?spm=a2g0o.productlist.main.1.43343098tUCiuq&amp;algo_pvid=52ffcda7-68c0-4405-bf53-d016482d46dc&amp;aem_p4p_detail=202212150256274194195248586770002910824&amp;algo_exp_id=52ffcda7-68c0-4405-bf53-d016482d46dc-0&amp;pdp_ext_f=%7B%22sku_id%22%3A%2212000030338714932%22%7D&amp;pdp_npi=2%40dis%21EUR%214.02%213.22%21%21%21%21%21%402100b18f16711017873368934d0714%2112000030338714932%21sea&amp;curPageLogUid=573XU6hlEpCI&amp;ad_pvid=202212150256274194195248586770002910824_1&amp;ad_pvid=202212150256274194195248586770002910824_1</text:span></text:a></text:p>
      <text:p text:style-name="P14"/>
      <text:soft-page-break/>
      <text:p text:style-name="P15">Pas de test possible, car pas de matériel.</text:p>
      <text:p text:style-name="P16">But prochaine séance :</text:p>
      <text:p text:style-name="P17">Allumer une led située sur une arduino uno connectée en bluetooth (avec HC12) à une autre arduino uno, avec la manette connectée à la deuxième arduino.</text:p>
      <text:p text:style-name="Normal"><text:span text:style-name="T18">Commencer à réaliser le code final pour le passage de l’information de la manette au module manett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Courier New" fo:font-size="10pt" style:font-size-asian="10pt"/>
    </style:style>
    <style:style style:name="WW_CharLFO1LVL4" style:family="text">
      <style:text-properties style:font-name="Courier New" fo:font-size="10pt" style:font-size-asian="10pt"/>
    </style:style>
    <style:style style:name="WW_CharLFO1LVL5" style:family="text">
      <style:text-properties style:font-name="Courier New" fo:font-size="10pt" style:font-size-asian="10pt"/>
    </style:style>
    <style:style style:name="WW_CharLFO1LVL6" style:family="text">
      <style:text-properties style:font-name="Courier New" fo:font-size="10pt" style:font-size-asian="10pt"/>
    </style:style>
    <style:style style:name="WW_CharLFO1LVL7" style:family="text">
      <style:text-properties style:font-name="Courier New" fo:font-size="10pt" style:font-size-asian="10pt"/>
    </style:style>
    <style:style style:name="WW_CharLFO1LVL8" style:family="text">
      <style:text-properties style:font-name="Courier New" fo:font-size="10pt" style:font-size-asian="10pt"/>
    </style:style>
    <style:style style:name="WW_CharLFO1LVL9"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liann Cavanie</meta:initial-creator>
    <dc:creator>Kiliann Cavanie</dc:creator>
    <meta:creation-date>2022-12-15T08:55:00Z</meta:creation-date>
    <dc:date>2022-12-15T11:43:00Z</dc:date>
    <meta:template xlink:href="Normal" xlink:type="simple"/>
    <meta:editing-cycles>6</meta:editing-cycles>
    <meta:editing-duration>PT10080S</meta:editing-duration>
    <meta:document-statistic meta:page-count="2" meta:paragraph-count="7" meta:word-count="551" meta:character-count="3578" meta:row-count="25" meta:non-whitespace-character-count="3034"/>
  </office:meta>
</office:document-meta>
</file>